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c6c1"/>
    </style:style>
    <style:style style:name="P2" style:family="paragraph" style:parent-style-name="Text_20_body">
      <style:text-properties officeooo:rsid="003c140d" officeooo:paragraph-rsid="0000c6c1"/>
    </style:style>
    <style:style style:name="P3" style:family="paragraph" style:parent-style-name="Text_20_body">
      <style:text-properties officeooo:rsid="003b7f0b" officeooo:paragraph-rsid="0000c6c1"/>
    </style:style>
    <style:style style:name="P4" style:family="paragraph" style:parent-style-name="Text_20_body">
      <style:text-properties officeooo:paragraph-rsid="0000c6c1"/>
    </style:style>
    <style:style style:name="P5" style:family="paragraph" style:parent-style-name="Text_20_body">
      <style:text-properties officeooo:rsid="0000c6c1" officeooo:paragraph-rsid="0000c6c1"/>
    </style:style>
    <style:style style:name="P6" style:family="paragraph" style:parent-style-name="Heading_20_1" style:master-page-name="MP0">
      <style:paragraph-properties style:page-number="auto" fo:break-before="page"/>
      <style:text-properties officeooo:paragraph-rsid="0000c6c1"/>
    </style:style>
    <style:style style:name="P7" style:family="paragraph" style:parent-style-name="Heading_20_2">
      <style:text-properties officeooo:paragraph-rsid="0000c6c1"/>
    </style:style>
    <style:style style:name="T1" style:family="text">
      <style:text-properties officeooo:rsid="0021683a"/>
    </style:style>
    <style:style style:name="T2" style:family="text">
      <style:text-properties officeooo:rsid="0000c6c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rduino 101 continuous <text:span text:style-name="T2">Dog Bowl </text:span>weight scale Project Diary</text:h>
      <text:p text:style-name="P1">Brad Needham</text:p>
      <text:p text:style-name="P1">Begun <text:span text:style-name="T2">July 16</text:span>, 2016</text:p>
      <text:p text:style-name="P1">Project blog at <text:span text:style-name="T2">TO DO</text:span></text:p>
      <text:p text:style-name="P1">@bneedhamia <text:span text:style-name="T1">on Twitter</text:span></text:p>
      <text:p text:style-name="P1"/>
      <text:h text:style-name="P7" text:outline-level="2">Summary</text:h>
      <text:p text:style-name="P4"><text:span text:style-name="T2">I want to automatically weigh our dog’s water bowl, to be able to measure a) when and how much she drinks, and b) when we refill the bowl. <text:s/>The weight is (will be) measured by an Arduino 101 which reads a 10kg Load Cell via a Load Cell Amplifier, then transmits the result via BLE (Bluetooth Low Energy) to a Raspberry Pi gateway, which relays the data to the cloud via WiFi.</text:span></text:p>
      <text:p text:style-name="P4"><text:span text:style-name="T2">Analysis of the raw weight data over time should show when Pippa drinks and when we refill her bowl. With a little more programming, I could add a low-water alarm based on the weight of the empty bowl – but running out of water doesn’t seem to be a problem for us.</text:span></text:p>
      <text:p text:style-name="P4"><text:span text:style-name="T2">This project is similar, technologically to my Dog Bed Weight Scale, </text:span><text:a xlink:type="simple" xlink:href="https://github.com/bneedhamia/CurieBLEWeightMonitor" text:style-name="Internet_20_link" text:visited-style-name="Visited_20_Internet_20_Link"><text:span text:style-name="T2">CurieBLEWeightMonitor</text:span></text:a><text:span text:style-name="T2">.</text:span></text:p>
      <text:h text:style-name="P7" text:outline-level="2">Status</text:h>
      <text:p text:style-name="P4"><text:span text:style-name="T2">I’m just beginning the notes on the project. <text:s/>The project lies ahead.</text:span></text:p>
      <text:h text:style-name="P7" text:outline-level="2"><text:span text:style-name="T2">July 16</text:span>, 2016 – <text:span text:style-name="T2">It begins</text:span></text:h>
      <text:p text:style-name="P5">Just writing up basic notes so f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00:19.000136706</meta:creation-date>
    <dc:date>2016-07-16T17:08:23.657343630</dc:date>
    <meta:editing-duration>PT8M5S</meta:editing-duration>
    <meta:editing-cycles>1</meta:editing-cycles>
    <meta:document-statistic meta:table-count="0" meta:image-count="0" meta:object-count="0" meta:page-count="1" meta:paragraph-count="13" meta:word-count="184" meta:character-count="1004" meta:non-whitespace-character-count="829"/>
    <meta:generator>LibreOffice/5.1.4.2$Linux_X86_64 LibreOffice_project/10m0$Build-2</meta:generator>
  </office:meta>
</office:document-meta>
</file>